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15"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1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1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1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1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20"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21"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347cm" fo:min-width="3.13cm" fo:padding-top="0.095cm" fo:padding-bottom="0.095cm" fo:padding-left="0.22cm" fo:padding-right="0.22cm" fo:wrap-option="no-wrap" draw:shadow="hidden" draw:shadow-offset-x="0.2cm" draw:shadow-offset-y="0.2cm" draw:shadow-color="#808080"/>
      <style:paragraph-properties style:writing-mode="lr-tb"/>
    </style:style>
    <style:style style:name="gr2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2">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2">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4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2">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4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2">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2">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2">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2">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2">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13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13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14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143"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objectwithoutfill">
      <style:graphic-properties draw:marker-end="Arrowheads_20_6" draw:marker-end-width="0.3cm" draw:fill="none" draw:textarea-vertical-align="middle"/>
    </style:style>
    <style:style style:name="gr145" style:family="graphic" style:parent-style-name="objectwithoutfill">
      <style:graphic-properties draw:marker-end="Arrowheads_20_7" draw:marker-end-width="0.3cm" draw:fill="none" draw:textarea-vertical-align="middle"/>
    </style:style>
    <style:style style:name="gr146" style:family="graphic" style:parent-style-name="objectwithoutfill">
      <style:graphic-properties draw:marker-end="Arrowheads_20_8" draw:marker-end-width="0.3cm" draw:fill="none" draw:textarea-vertical-align="middle"/>
    </style:style>
    <style:style style:name="gr147" style:family="graphic" style:parent-style-name="objectwithoutfill">
      <style:graphic-properties draw:marker-end="Arrowheads_20_9" draw:marker-end-width="0.3cm" draw:fill="none" draw:textarea-vertical-align="middle"/>
    </style:style>
    <style:style style:name="gr148" style:family="graphic" style:parent-style-name="objectwithoutfill">
      <style:graphic-properties draw:marker-end="Arrowheads_20_10" draw:marker-end-width="0.3cm" draw:fill="none" draw:textarea-vertical-align="middle"/>
    </style:style>
    <style:style style:name="gr149"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928cm" fo:min-width="1.794cm" fo:padding-top="0.095cm" fo:padding-bottom="0.095cm" fo:padding-left="0.22cm" fo:padding-right="0.22cm" fo:wrap-option="no-wrap" draw:shadow="hidden" draw:shadow-offset-x="0.2cm" draw:shadow-offset-y="0.2cm" draw:shadow-color="#808080"/>
      <style:paragraph-properties style:writing-mode="lr-tb"/>
    </style:style>
    <style:style style:name="P1"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3" style:family="paragraph">
      <loext:graphic-properties draw:fill="gradient" draw:fill-color="#cfe7f5" draw:fill-gradient-name="VRT_20_Light_20_Radial"/>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4"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 style:family="paragraph">
      <loext:graphic-properties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21" style:family="paragraph">
      <loext:graphic-properties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fo:color="#ffffff" loext:opacity="100%" style:text-outline="false" style:text-line-through-style="none" style:text-line-through-type="none" style:text-position="0% 100%" style:font-name="Arial Narrow"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3pt" style:language-asian="zh" style:country-asian="CN" style:font-style-asian="italic" style:font-weight-asian="bold" style:font-name-complex="Lohit Hindi" style:font-size-complex="13pt" style:language-complex="hi" style:country-complex="IN" style:font-style-complex="italic" style:font-weight-complex="bold" style:text-emphasize="none" style:text-scale="100%" style:font-relief="none" style:text-overline-style="none" style:text-overline-color="font-color" fo:hyphenate="false"/>
    </style:style>
    <style:style style:name="P22" style:family="paragraph">
      <loext:graphic-properties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fo:color="#ffffff" loext:opacity="100%" style:text-outline="false" style:text-line-through-style="none" style:text-line-through-type="none" style:text-position="0% 100%" style:font-name="Arial Narrow"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none"/>
      <style:paragraph-properties fo:text-align="center"/>
    </style:style>
    <style:style style:name="T1" style:family="text">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T2" style:family="text">
      <style:text-properties fo:font-variant="normal" fo:text-transform="none" fo:color="#ffffff" loext:opacity="100%" style:text-outline="false" style:text-line-through-style="none" style:text-line-through-type="none" style:text-position="0% 100%" style:font-name="Arial Narrow"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3pt" style:language-asian="zh" style:country-asian="CN" style:font-style-asian="italic" style:font-weight-asian="bold" style:font-name-complex="Lohit Hindi" style:font-size-complex="13pt" style:language-complex="hi" style:country-complex="IN" style:font-style-complex="italic" style:font-weight-complex="bold"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1" draw:id="id1">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 draw:text-style-name="P1" draw:layer="layout" svg:width="2.507cm" svg:height="1.469cm" svg:x="23.727cm" svg:y="5.63cm" svg:viewBox="0 0 2508 1470" svg:d="M0 1470c710 0 1823-464 2303-770s0-700-242-700z">
            <text:p/>
          </draw:path>
          <draw:g>
            <draw:polygon draw:style-name="gr2" draw:text-style-name="P2" draw:layer="layout" svg:width="1.454cm" svg:height="3.639cm" svg:x="22.272cm" svg:y="3.46cm" svg:viewBox="0 0 1455 3640" draw:points="0,2800 0,0 1455,840 1455,3640">
              <text:p/>
            </draw:polygon>
            <draw:polygon draw:style-name="gr3" draw:text-style-name="P3" draw:layer="layout" svg:width="2.06cm" svg:height="3.989cm" svg:x="23.727cm" svg:y="3.11cm" svg:viewBox="0 0 2061 3990" draw:points="0,3990 0,1190 2061,0 2061,2800">
              <text:p/>
            </draw:polygon>
            <draw:polygon draw:style-name="gr4" draw:text-style-name="P4" draw:layer="layout" svg:width="3.515cm" svg:height="2.029cm" svg:x="22.272cm" svg:y="2.27cm" svg:viewBox="0 0 3516 2030" draw:points="1455,2030 0,1190 2061,0 3516,840">
              <text:p/>
            </draw:polygon>
            <draw:polygon draw:style-name="gr5" draw:text-style-name="P5" draw:layer="layout" svg:width="3.515cm" svg:height="4.829cm" svg:x="22.272cm" svg:y="2.27cm" svg:viewBox="0 0 3516 4830" draw:points="0,3990 0,1190 2061,0 3516,840 3516,3640 1455,4830">
              <text:p/>
            </draw:polygon>
            <draw:line draw:style-name="gr6" draw:text-style-name="P6" draw:layer="layout" svg:x1="23.484cm" svg:y1="6.4cm" svg:x2="22.514cm" svg:y2="5.84cm">
              <text:p/>
            </draw:line>
            <draw:line draw:style-name="gr7" draw:text-style-name="P6" draw:layer="layout" svg:x1="23.484cm" svg:y1="6.68cm" svg:x2="22.514cm" svg:y2="6.12cm">
              <text:p/>
            </draw:line>
            <draw:line draw:style-name="gr8" draw:text-style-name="P6" draw:layer="layout" svg:x1="23.484cm" svg:y1="6.54cm" svg:x2="22.514cm" svg:y2="5.98cm">
              <text:p/>
            </draw:line>
            <draw:polyline draw:style-name="gr9" draw:text-style-name="P6" draw:layer="layout" svg:width="1.211cm" svg:height="0.839cm" svg:x="22.393cm" svg:y="3.88cm" svg:viewBox="0 0 1212 840" draw:points="1212,840 0,140 0,0">
              <text:p/>
            </draw:polyline>
            <draw:polyline draw:style-name="gr10" draw:text-style-name="P6" draw:layer="layout" svg:width="1.19cm" svg:height="0.842cm" svg:x="22.414cm" svg:y="3.877cm" svg:viewBox="0 0 1191 843" draw:points="1191,843 1191,703 0,0">
              <text:p/>
            </draw:polyline>
            <draw:polygon draw:style-name="gr11" draw:text-style-name="P7" draw:layer="layout" svg:width="0.141cm" svg:height="0.246cm" svg:x="22.842cm" svg:y="5.277cm" svg:viewBox="0 0 142 247" draw:points="0,165 0,0 142,82 142,247">
              <text:p/>
            </draw:polygon>
            <draw:line draw:style-name="gr12" draw:text-style-name="P6" draw:layer="layout" svg:x1="23.484cm" svg:y1="6.26cm" svg:x2="22.514cm" svg:y2="5.7cm">
              <text:p/>
            </draw:line>
          </draw:g>
        </draw:g>
        <draw:g>
          <draw:path draw:style-name="gr13" draw:text-style-name="P1" draw:layer="layout" svg:width="1.09cm" svg:height="0.979cm" svg:x="17.371cm" svg:y="5.327cm" svg:viewBox="0 0 1091 980" svg:d="M0 980c475 0 1091-280 1091-560s-18-420-364-420c0 300-727 579-727 980z">
            <text:p/>
          </draw:path>
          <draw:path draw:style-name="gr14" draw:text-style-name="P8" draw:layer="layout" svg:width="2.666cm" svg:height="1.68cm" svg:x="15.432cm" svg:y="4.697cm" svg:viewBox="0 0 2667 1681" svg:d="M2667 0c0 0 0 1121-1 840 2 491-575 841-1331 841s-1334-350-1335-841c1 1 0-350 0-840 0 490 606 840 1334 840s1333-350 1333-840z">
            <text:p/>
          </draw:path>
          <draw:path draw:style-name="gr15" draw:text-style-name="P9" draw:layer="layout" svg:width="2.665cm" svg:height="1.678cm" svg:x="15.431cm" svg:y="3.857cm" svg:viewBox="0 0 2666 1679" svg:d="M1333 0c756 0 1333 363 1333 839s-577 840-1333 840-1333-364-1333-840 577-839 1333-839z">
            <text:p/>
          </draw:path>
          <draw:polygon draw:style-name="gr16" draw:text-style-name="P10" draw:layer="layout" svg:width="0.727cm" svg:height="0.419cm" svg:x="16.886cm" svg:y="4.767cm" svg:viewBox="0 0 728 420" draw:points="364,0 243,70 728,350 606,420 121,140 0,210 0,0">
            <text:p/>
          </draw:polygon>
          <draw:polygon draw:style-name="gr17" draw:text-style-name="P10" draw:layer="layout" svg:width="0.726cm" svg:height="0.419cm" svg:x="15.916cm" svg:y="4.207cm" svg:viewBox="0 0 727 420" draw:points="606,280 727,210 727,420 363,420 484,350 0,70 121,0">
            <text:p/>
          </draw:polygon>
          <draw:polygon draw:style-name="gr18" draw:text-style-name="P10" draw:layer="layout" svg:width="0.727cm" svg:height="0.419cm" svg:x="15.916cm" svg:y="4.767cm" svg:viewBox="0 0 728 420" draw:points="121,280 607,0 728,70 242,350 363,420 0,420 0,210">
            <text:p/>
          </draw:polygon>
          <draw:polygon draw:style-name="gr19" draw:text-style-name="P10" draw:layer="layout" svg:width="0.726cm" svg:height="0.419cm" svg:x="16.886cm" svg:y="4.207cm" svg:viewBox="0 0 727 420" draw:points="484,70 363,0 727,0 727,210 606,140 121,420 0,350">
            <text:p/>
          </draw:polygon>
          <draw:path draw:style-name="gr20" draw:text-style-name="P11" draw:layer="layout" svg:width="2.667cm" svg:height="2.519cm" svg:x="15.431cm" svg:y="3.857cm" svg:viewBox="0 0 2668 2520" svg:d="M1333 0c756 0 1335 364 1335 840l-1 840c0 490-606 840-1333 840s-1334-350-1334-840c0 0 1-840 0-841 0-476 577-839 1333-839z">
            <text:p/>
          </draw:path>
        </draw:g>
        <draw:custom-shape draw:style-name="gr21" draw:text-style-name="P13" draw:layer="layout" svg:width="5.465cm" svg:height="2.369cm" svg:x="1cm" svg:y="7.98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2"><text:span text:style-name="T1">&lt;Internet&g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olygon draw:style-name="gr22" draw:text-style-name="P14" draw:layer="layout" svg:width="0.439cm" svg:height="0.508cm" svg:x="26.595cm" svg:y="12.572cm" svg:viewBox="0 0 440 509" draw:points="440,305 352,0 0,203 88,509">
              <text:p/>
            </draw:polygon>
            <draw:polygon draw:style-name="gr23" draw:text-style-name="P4" draw:layer="layout" svg:width="0.967cm" svg:height="0.558cm" svg:x="25.979cm" svg:y="12.216cm" svg:viewBox="0 0 968 559" draw:points="968,356 792,203 528,51 352,0 0,203 176,254 440,407 616,559">
              <text:p/>
            </draw:polygon>
            <draw:path draw:style-name="gr24" draw:text-style-name="P2" draw:layer="layout" svg:width="0.791cm" svg:height="0.66cm" svg:x="25.891cm" svg:y="12.419cm" svg:viewBox="0 0 792 661" svg:d="M0 203c0-305 176-203 352-101 176 101 352 101 440 559 0 0-352-203-792-458z">
              <text:p/>
            </draw:path>
            <draw:path draw:style-name="gr25" draw:text-style-name="P5" draw:layer="layout" svg:width="1.143cm" svg:height="0.864cm" svg:x="25.891cm" svg:y="12.216cm" svg:viewBox="0 0 1144 865" svg:d="M440 0c176 51 176 51 352 153 88 50 264 101 352 508-176 102-176 102-352 204-101-47-616-356-792-458 0-254 176-254 440-407z">
              <text:p/>
            </draw:path>
          </draw:g>
          <draw:g>
            <draw:path draw:style-name="gr26" draw:text-style-name="P1" draw:layer="layout" svg:width="1.016cm" svg:height="0.629cm" svg:x="23.115cm" svg:y="12.916cm" svg:viewBox="0 0 1017 630" svg:d="M0 630c241 0 849-280 970-350s-1-280-242-280c0 153-728 630-728 630z">
              <text:p/>
            </draw:path>
            <draw:g>
              <draw:polygon draw:style-name="gr27" draw:text-style-name="P14" draw:layer="layout" svg:width="0.879cm" svg:height="0.711cm" svg:x="22.966cm" svg:y="12.904cm" svg:viewBox="0 0 880 712" draw:points="880,203 880,0 0,509 0,712">
                <text:p/>
              </draw:polygon>
              <draw:polygon draw:style-name="gr28" draw:text-style-name="P14" draw:layer="layout" svg:width="0.879cm" svg:height="0.864cm" svg:x="22.262cm" svg:y="12.141cm" svg:viewBox="0 0 880 865" draw:points="880,356 880,0 0,509 0,865">
                <text:p/>
              </draw:polygon>
              <draw:polygon draw:style-name="gr29" draw:text-style-name="P4" draw:layer="layout" svg:width="1.583cm" svg:height="0.914cm" svg:x="22.262cm" svg:y="12.497cm" svg:viewBox="0 0 1584 915" draw:points="1584,407 880,0 0,509 704,915">
                <text:p/>
              </draw:polygon>
              <draw:polygon draw:style-name="gr30" draw:text-style-name="P2" draw:layer="layout" svg:width="0.879cm" svg:height="0.864cm" svg:x="22.086cm" svg:y="12.751cm" svg:viewBox="0 0 880 865" draw:points="880,865 880,661 176,254 176,0 0,102 0,356">
                <text:p/>
              </draw:polygon>
              <draw:polygon draw:style-name="gr31" draw:text-style-name="P14" draw:layer="layout" svg:width="2.814cm" svg:height="3.864cm" svg:x="21.998cm" svg:y="9.039cm" svg:viewBox="0 0 2815 3865" draw:points="2815,2238 2815,0 0,1627 0,3865">
                <text:p/>
              </draw:polygon>
              <draw:polygon draw:style-name="gr32" draw:text-style-name="P15" draw:layer="layout" svg:width="2.638cm" svg:height="3.559cm" svg:x="22.086cm" svg:y="9.191cm" svg:viewBox="0 0 2639 3560" draw:points="2639,2034 2639,0 0,1526 0,3560">
                <text:p/>
              </draw:polygon>
              <draw:polygon draw:style-name="gr33" draw:text-style-name="P4" draw:layer="layout" svg:width="2.99cm" svg:height="1.728cm" svg:x="21.822cm" svg:y="8.937cm" svg:viewBox="0 0 2991 1729" draw:points="176,1729 2991,102 2815,0 0,1627">
                <text:p/>
              </draw:polygon>
              <draw:polygon draw:style-name="gr34" draw:text-style-name="P2" draw:layer="layout" svg:width="0.175cm" svg:height="2.338cm" svg:x="21.822cm" svg:y="10.564cm" svg:viewBox="0 0 176 2339" draw:points="176,2339 176,102 0,0 0,2238">
                <text:p/>
              </draw:polygon>
              <draw:polygon draw:style-name="gr35" draw:text-style-name="P5" draw:layer="layout" svg:width="2.99cm" svg:height="4.678cm" svg:x="21.822cm" svg:y="8.937cm" svg:viewBox="0 0 2991 4679" draw:points="2815,0 0,1627 0,3865 176,3967 264,3916 264,4170 1143,4679 2023,4170 2023,3967 1319,3560 1319,3306 2991,2339 2991,102">
                <text:p/>
              </draw:polygon>
            </draw:g>
          </draw:g>
          <draw:g>
            <draw:path draw:style-name="gr36" draw:text-style-name="P1" draw:layer="layout" svg:width="0.748cm" svg:height="0.489cm" svg:x="25.552cm" svg:y="13.291cm" svg:viewBox="0 0 749 490" svg:d="M0 490c0 0 485-140 606-210 131-76 242-280 0-280 0 153-606 490-606 490z">
              <text:p/>
            </draw:path>
            <draw:g>
              <draw:polygon draw:style-name="gr37" draw:text-style-name="P4" draw:layer="layout" svg:width="3.782cm" svg:height="2.186cm" svg:x="22.375cm" svg:y="12.651cm" svg:viewBox="0 0 3783 2187" draw:points="968,2187 3783,559 2815,0 0,1627">
                <text:p/>
              </draw:polygon>
              <draw:polygon draw:style-name="gr38" draw:text-style-name="P2" draw:layer="layout" svg:width="0.967cm" svg:height="0.762cm" svg:x="22.375cm" svg:y="14.278cm" svg:viewBox="0 0 968 763" draw:points="968,763 968,559 0,0 0,203">
                <text:p/>
              </draw:polygon>
              <draw:polygon draw:style-name="gr39" draw:text-style-name="P14" draw:layer="layout" svg:width="2.814cm" svg:height="1.83cm" svg:x="23.343cm" svg:y="13.21cm" svg:viewBox="0 0 2815 1831" draw:points="2815,203 2815,0 0,1627 0,1831">
                <text:p/>
              </draw:polygon>
              <draw:polygon draw:style-name="gr40" draw:text-style-name="P5" draw:layer="layout" svg:width="3.782cm" svg:height="2.389cm" svg:x="22.375cm" svg:y="12.651cm" svg:viewBox="0 0 3783 2390" draw:points="2815,0 0,1627 0,1831 968,2390 3783,763 3783,559">
                <text:p/>
              </draw:polygon>
              <draw:g>
                <draw:polygon draw:style-name="gr41" draw:text-style-name="P16" draw:layer="layout" svg:width="1.231cm" svg:height="0.711cm" svg:x="24.703cm" svg:y="12.789cm" svg:viewBox="0 0 1232 712" draw:points="1232,407 528,0 0,305 704,712">
                  <text:p/>
                </draw:polygon>
                <draw:line draw:style-name="gr42" draw:text-style-name="P6" draw:layer="layout" svg:x1="25.759cm" svg:y1="13.298cm" svg:x2="25.055cm" svg:y2="12.891cm">
                  <text:p/>
                </draw:line>
                <draw:line draw:style-name="gr43" draw:text-style-name="P6" draw:layer="layout" svg:x1="25.583cm" svg:y1="13.399cm" svg:x2="24.879cm" svg:y2="12.992cm">
                  <text:p/>
                </draw:line>
                <draw:line draw:style-name="gr44" draw:text-style-name="P6" draw:layer="layout" svg:x1="25.407cm" svg:y1="12.891cm" svg:x2="24.879cm" svg:y2="13.196cm">
                  <text:p/>
                </draw:line>
                <draw:line draw:style-name="gr45" draw:text-style-name="P6" draw:layer="layout" svg:x1="25.583cm" svg:y1="12.992cm" svg:x2="25.055cm" svg:y2="13.297cm">
                  <text:p/>
                </draw:line>
                <draw:line draw:style-name="gr46" draw:text-style-name="P6" draw:layer="layout" svg:x1="25.759cm" svg:y1="13.094cm" svg:x2="25.407cm" svg:y2="13.297cm">
                  <text:p/>
                </draw:line>
              </draw:g>
              <draw:g>
                <draw:polygon draw:style-name="gr47" draw:text-style-name="P16" draw:layer="layout" svg:width="2.55cm" svg:height="1.474cm" svg:x="22.642cm" svg:y="13.216cm" svg:viewBox="0 0 2551 1475" draw:points="2551,407 1847,0 0,1068 703,1475">
                  <text:p/>
                </draw:polygon>
                <draw:line draw:style-name="gr48" draw:text-style-name="P6" draw:layer="layout" svg:x1="25.017cm" svg:y1="13.521cm" svg:x2="23.169cm" svg:y2="14.589cm">
                  <text:p/>
                </draw:line>
                <draw:line draw:style-name="gr49" draw:text-style-name="P6" draw:layer="layout" svg:x1="24.841cm" svg:y1="13.42cm" svg:x2="22.993cm" svg:y2="14.488cm">
                  <text:p/>
                </draw:line>
                <draw:line draw:style-name="gr50" draw:text-style-name="P6" draw:layer="layout" svg:x1="24.665cm" svg:y1="13.318cm" svg:x2="22.817cm" svg:y2="14.386cm">
                  <text:p/>
                </draw:line>
                <draw:line draw:style-name="gr51" draw:text-style-name="P6" draw:layer="layout" svg:x1="22.994cm" svg:y1="14.285cm" svg:x2="22.818cm" svg:y2="14.183cm">
                  <text:p/>
                </draw:line>
                <draw:line draw:style-name="gr52" draw:text-style-name="P6" draw:layer="layout" svg:x1="23.17cm" svg:y1="14.183cm" svg:x2="22.994cm" svg:y2="14.081cm">
                  <text:p/>
                </draw:line>
                <draw:line draw:style-name="gr53" draw:text-style-name="P6" draw:layer="layout" svg:x1="23.346cm" svg:y1="14.081cm" svg:x2="23.17cm" svg:y2="13.979cm">
                  <text:p/>
                </draw:line>
                <draw:line draw:style-name="gr54" draw:text-style-name="P6" draw:layer="layout" svg:x1="23.258cm" svg:y1="14.335cm" svg:x2="23.082cm" svg:y2="14.233cm">
                  <text:p/>
                </draw:line>
                <draw:line draw:style-name="gr55" draw:text-style-name="P6" draw:layer="layout" svg:x1="23.433cm" svg:y1="14.234cm" svg:x2="23.257cm" svg:y2="14.132cm">
                  <text:p/>
                </draw:line>
                <draw:line draw:style-name="gr56" draw:text-style-name="P6" draw:layer="layout" svg:x1="23.609cm" svg:y1="14.132cm" svg:x2="23.433cm" svg:y2="14.03cm">
                  <text:p/>
                </draw:line>
                <draw:line draw:style-name="gr57" draw:text-style-name="P6" draw:layer="layout" svg:x1="23.521cm" svg:y1="13.979cm" svg:x2="23.345cm" svg:y2="13.877cm">
                  <text:p/>
                </draw:line>
                <draw:line draw:style-name="gr58" draw:text-style-name="P6" draw:layer="layout" svg:x1="23.785cm" svg:y1="14.03cm" svg:x2="23.609cm" svg:y2="13.928cm">
                  <text:p/>
                </draw:line>
                <draw:line draw:style-name="gr59" draw:text-style-name="P6" draw:layer="layout" svg:x1="23.697cm" svg:y1="13.878cm" svg:x2="23.521cm" svg:y2="13.776cm">
                  <text:p/>
                </draw:line>
                <draw:line draw:style-name="gr60" draw:text-style-name="P6" draw:layer="layout" svg:x1="23.873cm" svg:y1="13.776cm" svg:x2="23.697cm" svg:y2="13.674cm">
                  <text:p/>
                </draw:line>
                <draw:line draw:style-name="gr61" draw:text-style-name="P6" draw:layer="layout" svg:x1="24.049cm" svg:y1="13.674cm" svg:x2="23.873cm" svg:y2="13.572cm">
                  <text:p/>
                </draw:line>
                <draw:line draw:style-name="gr62" draw:text-style-name="P6" draw:layer="layout" svg:x1="23.961cm" svg:y1="13.929cm" svg:x2="23.785cm" svg:y2="13.827cm">
                  <text:p/>
                </draw:line>
                <draw:line draw:style-name="gr63" draw:text-style-name="P6" draw:layer="layout" svg:x1="24.137cm" svg:y1="13.827cm" svg:x2="23.961cm" svg:y2="13.725cm">
                  <text:p/>
                </draw:line>
                <draw:line draw:style-name="gr64" draw:text-style-name="P6" draw:layer="layout" svg:x1="24.313cm" svg:y1="13.725cm" svg:x2="24.137cm" svg:y2="13.623cm">
                  <text:p/>
                </draw:line>
                <draw:line draw:style-name="gr65" draw:text-style-name="P6" draw:layer="layout" svg:x1="24.225cm" svg:y1="13.573cm" svg:x2="24.049cm" svg:y2="13.471cm">
                  <text:p/>
                </draw:line>
                <draw:line draw:style-name="gr66" draw:text-style-name="P6" draw:layer="layout" svg:x1="24.489cm" svg:y1="13.623cm" svg:x2="24.313cm" svg:y2="13.521cm">
                  <text:p/>
                </draw:line>
                <draw:line draw:style-name="gr67" draw:text-style-name="P6" draw:layer="layout" svg:x1="24.401cm" svg:y1="13.471cm" svg:x2="24.225cm" svg:y2="13.369cm">
                  <text:p/>
                </draw:line>
                <draw:line draw:style-name="gr68" draw:text-style-name="P6" draw:layer="layout" svg:x1="24.577cm" svg:y1="13.369cm" svg:x2="24.401cm" svg:y2="13.267cm">
                  <text:p/>
                </draw:line>
                <draw:line draw:style-name="gr69" draw:text-style-name="P6" draw:layer="layout" svg:x1="24.665cm" svg:y1="13.522cm" svg:x2="24.489cm" svg:y2="13.42cm">
                  <text:p/>
                </draw:line>
                <draw:line draw:style-name="gr70" draw:text-style-name="P6" draw:layer="layout" svg:x1="23.521cm" svg:y1="14.386cm" svg:x2="23.345cm" svg:y2="14.284cm">
                  <text:p/>
                </draw:line>
                <draw:line draw:style-name="gr71" draw:text-style-name="P6" draw:layer="layout" svg:x1="23.697cm" svg:y1="14.285cm" svg:x2="23.521cm" svg:y2="14.183cm">
                  <text:p/>
                </draw:line>
                <draw:line draw:style-name="gr72" draw:text-style-name="P6" draw:layer="layout" svg:x1="23.873cm" svg:y1="14.183cm" svg:x2="23.697cm" svg:y2="14.081cm">
                  <text:p/>
                </draw:line>
                <draw:line draw:style-name="gr73" draw:text-style-name="P6" draw:layer="layout" svg:x1="23.961cm" svg:y1="14.335cm" svg:x2="23.785cm" svg:y2="14.233cm">
                  <text:p/>
                </draw:line>
                <draw:line draw:style-name="gr74" draw:text-style-name="P6" draw:layer="layout" svg:x1="24.137cm" svg:y1="14.234cm" svg:x2="23.961cm" svg:y2="14.132cm">
                  <text:p/>
                </draw:line>
                <draw:line draw:style-name="gr75" draw:text-style-name="P6" draw:layer="layout" svg:x1="24.049cm" svg:y1="14.081cm" svg:x2="23.873cm" svg:y2="13.979cm">
                  <text:p/>
                </draw:line>
                <draw:line draw:style-name="gr76" draw:text-style-name="P6" draw:layer="layout" svg:x1="24.225cm" svg:y1="13.979cm" svg:x2="24.049cm" svg:y2="13.877cm">
                  <text:p/>
                </draw:line>
                <draw:line draw:style-name="gr77" draw:text-style-name="P6" draw:layer="layout" svg:x1="24.401cm" svg:y1="13.878cm" svg:x2="24.225cm" svg:y2="13.776cm">
                  <text:p/>
                </draw:line>
                <draw:line draw:style-name="gr78" draw:text-style-name="P6" draw:layer="layout" svg:x1="24.577cm" svg:y1="13.776cm" svg:x2="24.401cm" svg:y2="13.674cm">
                  <text:p/>
                </draw:line>
                <draw:line draw:style-name="gr79" draw:text-style-name="P6" draw:layer="layout" svg:x1="24.841cm" svg:y1="13.827cm" svg:x2="24.665cm" svg:y2="13.725cm">
                  <text:p/>
                </draw:line>
                <draw:line draw:style-name="gr80" draw:text-style-name="P6" draw:layer="layout" svg:x1="24.753cm" svg:y1="13.674cm" svg:x2="24.577cm" svg:y2="13.572cm">
                  <text:p/>
                </draw:line>
                <draw:line draw:style-name="gr81" draw:text-style-name="P6" draw:layer="layout" svg:x1="25.017cm" svg:y1="13.725cm" svg:x2="24.841cm" svg:y2="13.623cm">
                  <text:p/>
                </draw:line>
                <draw:line draw:style-name="gr82" draw:text-style-name="P6" draw:layer="layout" svg:x1="23.609cm" svg:y1="14.539cm" svg:x2="23.433cm" svg:y2="14.437cm">
                  <text:p/>
                </draw:line>
                <draw:line draw:style-name="gr83" draw:text-style-name="P6" draw:layer="layout" svg:x1="23.785cm" svg:y1="14.437cm" svg:x2="23.609cm" svg:y2="14.335cm">
                  <text:p/>
                </draw:line>
              </draw:g>
            </draw:g>
          </draw:g>
        </draw:g>
        <draw:g xml:id="id6" draw:id="id6">
          <draw:glue-point draw:id="4" svg:x="1.963cm" svg:y="1.206cm"/>
          <draw:glue-point draw:id="5" svg:x="-4.998cm" svg:y="-0.517cm"/>
          <draw:glue-point draw:id="6" svg:x="-1.02cm" svg:y="-4.137cm"/>
          <draw:glue-point draw:id="7" svg:x="-2.014cm" svg:y="3.965cm"/>
          <draw:glue-point draw:id="8" svg:x="-4.004cm" svg:y="-5cm"/>
          <draw:path draw:style-name="gr84" draw:text-style-name="P1" draw:layer="layout" svg:width="0.406cm" svg:height="0.377cm" svg:x="5.038cm" svg:y="15.227cm" svg:viewBox="0 0 407 378" svg:d="M27 378c257 0 380-108 380-216s-93-162-280-162c0 162-197-162-100 378z">
            <text:p/>
          </draw:path>
          <draw:g>
            <draw:polygon draw:style-name="gr85" draw:text-style-name="P2" draw:layer="layout" svg:width="1.121cm" svg:height="3.025cm" svg:x="3.939cm" svg:y="12.579cm" svg:viewBox="0 0 1122 3026" draw:points="0,2378 0,0 1122,648 1122,3026">
              <text:p/>
            </draw:polygon>
            <draw:polygon draw:style-name="gr86" draw:text-style-name="P15" draw:layer="layout" svg:width="0.934cm" svg:height="2.701cm" svg:x="4.032cm" svg:y="12.741cm" svg:viewBox="0 0 935 2702" draw:points="0,2161 0,0 935,540 935,2702">
              <text:p/>
            </draw:polygon>
            <draw:polygon draw:style-name="gr87" draw:text-style-name="P4" draw:layer="layout" svg:width="1.225cm" svg:height="0.701cm" svg:x="3.939cm" svg:y="12.525cm" svg:viewBox="0 0 1226 702" draw:points="1122,702 0,54 104,0 1226,648">
              <text:p/>
            </draw:polygon>
            <draw:polygon draw:style-name="gr88" draw:text-style-name="P14" draw:layer="layout" svg:width="0.103cm" svg:height="2.431cm" svg:x="5.061cm" svg:y="13.173cm" svg:viewBox="0 0 104 2432" draw:points="0,2432 0,54 104,0 104,2378">
              <text:p/>
            </draw:polygon>
            <draw:polygon draw:style-name="gr89" draw:text-style-name="P5" draw:layer="layout" svg:width="1.225cm" svg:height="3.079cm" svg:x="3.939cm" svg:y="12.525cm" svg:viewBox="0 0 1226 3080" draw:points="104,0 1226,648 1226,3026 1122,3080 0,2432 0,54">
              <text:p/>
            </draw:polygon>
          </draw:g>
        </draw:g>
        <draw:g xml:id="id3" draw:id="id3">
          <draw:glue-point draw:id="4" svg:x="1.963cm" svg:y="1.206cm"/>
          <draw:glue-point draw:id="5" svg:x="-4.998cm" svg:y="-0.517cm"/>
          <draw:glue-point draw:id="6" svg:x="-1.02cm" svg:y="-4.137cm"/>
          <draw:glue-point draw:id="7" svg:x="-2.014cm" svg:y="3.965cm"/>
          <draw:glue-point draw:id="8" svg:x="-4.004cm" svg:y="-5cm"/>
          <draw:path draw:style-name="gr90" draw:text-style-name="P1" draw:layer="layout" svg:width="0.406cm" svg:height="0.377cm" svg:x="12.975cm" svg:y="16.084cm" svg:viewBox="0 0 407 378" svg:d="M27 378c257 0 380-108 380-216s-93-162-280-162c0 162-197-162-100 378z">
            <text:p/>
          </draw:path>
          <draw:g>
            <draw:polygon draw:style-name="gr91" draw:text-style-name="P2" draw:layer="layout" svg:width="1.121cm" svg:height="3.025cm" svg:x="11.876cm" svg:y="13.436cm" svg:viewBox="0 0 1122 3026" draw:points="0,2378 0,0 1122,648 1122,3026">
              <text:p/>
            </draw:polygon>
            <draw:polygon draw:style-name="gr92" draw:text-style-name="P15" draw:layer="layout" svg:width="0.934cm" svg:height="2.701cm" svg:x="11.969cm" svg:y="13.598cm" svg:viewBox="0 0 935 2702" draw:points="0,2161 0,0 935,540 935,2702">
              <text:p/>
            </draw:polygon>
            <draw:polygon draw:style-name="gr93" draw:text-style-name="P4" draw:layer="layout" svg:width="1.225cm" svg:height="0.701cm" svg:x="11.876cm" svg:y="13.382cm" svg:viewBox="0 0 1226 702" draw:points="1122,702 0,54 104,0 1226,648">
              <text:p/>
            </draw:polygon>
            <draw:polygon draw:style-name="gr94" draw:text-style-name="P14" draw:layer="layout" svg:width="0.103cm" svg:height="2.431cm" svg:x="12.998cm" svg:y="14.03cm" svg:viewBox="0 0 104 2432" draw:points="0,2432 0,54 104,0 104,2378">
              <text:p/>
            </draw:polygon>
            <draw:polygon draw:style-name="gr95" draw:text-style-name="P5" draw:layer="layout" svg:width="1.225cm" svg:height="3.079cm" svg:x="11.876cm" svg:y="13.382cm" svg:viewBox="0 0 1226 3080" draw:points="104,0 1226,648 1226,3026 1122,3080 0,2432 0,54">
              <text:p/>
            </draw:polygon>
          </draw:g>
        </draw:g>
        <draw:g xml:id="id2" draw:id="id2">
          <draw:glue-point draw:id="4" svg:x="1.963cm" svg:y="1.206cm"/>
          <draw:glue-point draw:id="5" svg:x="-4.998cm" svg:y="-0.517cm"/>
          <draw:glue-point draw:id="6" svg:x="-1.02cm" svg:y="-4.137cm"/>
          <draw:glue-point draw:id="7" svg:x="-2.014cm" svg:y="3.965cm"/>
          <draw:glue-point draw:id="8" svg:x="-4.004cm" svg:y="-5cm"/>
          <draw:path draw:style-name="gr96" draw:text-style-name="P1" draw:layer="layout" svg:width="0.406cm" svg:height="0.377cm" svg:x="12.894cm" svg:y="12.369cm" svg:viewBox="0 0 407 378" svg:d="M27 378c257 0 380-108 380-216s-93-162-280-162c0 162-197-162-100 378z">
            <text:p/>
          </draw:path>
          <draw:g>
            <draw:polygon draw:style-name="gr97" draw:text-style-name="P2" draw:layer="layout" svg:width="1.121cm" svg:height="3.025cm" svg:x="11.795cm" svg:y="9.721cm" svg:viewBox="0 0 1122 3026" draw:points="0,2378 0,0 1122,648 1122,3026">
              <text:p/>
            </draw:polygon>
            <draw:polygon draw:style-name="gr98" draw:text-style-name="P15" draw:layer="layout" svg:width="0.934cm" svg:height="2.701cm" svg:x="11.888cm" svg:y="9.883cm" svg:viewBox="0 0 935 2702" draw:points="0,2161 0,0 935,540 935,2702">
              <text:p/>
            </draw:polygon>
            <draw:polygon draw:style-name="gr99" draw:text-style-name="P4" draw:layer="layout" svg:width="1.225cm" svg:height="0.701cm" svg:x="11.795cm" svg:y="9.667cm" svg:viewBox="0 0 1226 702" draw:points="1122,702 0,54 104,0 1226,648">
              <text:p/>
            </draw:polygon>
            <draw:polygon draw:style-name="gr100" draw:text-style-name="P14" draw:layer="layout" svg:width="0.103cm" svg:height="2.431cm" svg:x="12.917cm" svg:y="10.315cm" svg:viewBox="0 0 104 2432" draw:points="0,2432 0,54 104,0 104,2378">
              <text:p/>
            </draw:polygon>
            <draw:polygon draw:style-name="gr101" draw:text-style-name="P5" draw:layer="layout" svg:width="1.225cm" svg:height="3.079cm" svg:x="11.795cm" svg:y="9.667cm" svg:viewBox="0 0 1226 3080" draw:points="104,0 1226,648 1226,3026 1122,3080 0,2432 0,54">
              <text:p/>
            </draw:polygon>
          </draw:g>
        </draw:g>
        <draw:g xml:id="id5" draw:id="id5">
          <draw:glue-point draw:id="4" svg:x="1.963cm" svg:y="1.206cm"/>
          <draw:glue-point draw:id="5" svg:x="-4.998cm" svg:y="-0.517cm"/>
          <draw:glue-point draw:id="6" svg:x="-1.02cm" svg:y="-4.137cm"/>
          <draw:glue-point draw:id="7" svg:x="-2.014cm" svg:y="3.965cm"/>
          <draw:glue-point draw:id="8" svg:x="-4.004cm" svg:y="-5cm"/>
          <draw:path draw:style-name="gr102" draw:text-style-name="P1" draw:layer="layout" svg:width="0.406cm" svg:height="0.377cm" svg:x="8.449cm" svg:y="17.449cm" svg:viewBox="0 0 407 378" svg:d="M27 378c257 0 380-108 380-216s-93-162-280-162c0 162-197-162-100 378z">
            <text:p/>
          </draw:path>
          <draw:g>
            <draw:polygon draw:style-name="gr103" draw:text-style-name="P2" draw:layer="layout" svg:width="1.121cm" svg:height="3.025cm" svg:x="7.35cm" svg:y="14.801cm" svg:viewBox="0 0 1122 3026" draw:points="0,2378 0,0 1122,648 1122,3026">
              <text:p/>
            </draw:polygon>
            <draw:polygon draw:style-name="gr104" draw:text-style-name="P15" draw:layer="layout" svg:width="0.934cm" svg:height="2.701cm" svg:x="7.443cm" svg:y="14.963cm" svg:viewBox="0 0 935 2702" draw:points="0,2161 0,0 935,540 935,2702">
              <text:p/>
            </draw:polygon>
            <draw:polygon draw:style-name="gr105" draw:text-style-name="P4" draw:layer="layout" svg:width="1.225cm" svg:height="0.701cm" svg:x="7.35cm" svg:y="14.747cm" svg:viewBox="0 0 1226 702" draw:points="1122,702 0,54 104,0 1226,648">
              <text:p/>
            </draw:polygon>
            <draw:polygon draw:style-name="gr106" draw:text-style-name="P14" draw:layer="layout" svg:width="0.103cm" svg:height="2.431cm" svg:x="8.472cm" svg:y="15.395cm" svg:viewBox="0 0 104 2432" draw:points="0,2432 0,54 104,0 104,2378">
              <text:p/>
            </draw:polygon>
            <draw:polygon draw:style-name="gr107" draw:text-style-name="P5" draw:layer="layout" svg:width="1.225cm" svg:height="3.079cm" svg:x="7.35cm" svg:y="14.747cm" svg:viewBox="0 0 1226 3080" draw:points="104,0 1226,648 1226,3026 1122,3080 0,2432 0,54">
              <text:p/>
            </draw:polygon>
          </draw:g>
        </draw:g>
        <draw:g xml:id="id4" draw:id="id4">
          <draw:glue-point draw:id="4" svg:x="1.963cm" svg:y="1.206cm"/>
          <draw:glue-point draw:id="5" svg:x="-4.998cm" svg:y="-0.517cm"/>
          <draw:glue-point draw:id="6" svg:x="-1.02cm" svg:y="-4.137cm"/>
          <draw:glue-point draw:id="7" svg:x="-2.014cm" svg:y="3.965cm"/>
          <draw:glue-point draw:id="8" svg:x="-4.004cm" svg:y="-5cm"/>
          <draw:path draw:style-name="gr108" draw:text-style-name="P1" draw:layer="layout" svg:width="0.406cm" svg:height="0.377cm" svg:x="9.084cm" svg:y="13.322cm" svg:viewBox="0 0 407 378" svg:d="M27 378c257 0 380-108 380-216s-93-162-280-162c0 162-197-162-100 378z">
            <text:p/>
          </draw:path>
          <draw:g>
            <draw:polygon draw:style-name="gr109" draw:text-style-name="P2" draw:layer="layout" svg:width="1.121cm" svg:height="3.025cm" svg:x="7.985cm" svg:y="10.674cm" svg:viewBox="0 0 1122 3026" draw:points="0,2378 0,0 1122,648 1122,3026">
              <text:p/>
            </draw:polygon>
            <draw:polygon draw:style-name="gr110" draw:text-style-name="P15" draw:layer="layout" svg:width="0.934cm" svg:height="2.701cm" svg:x="8.078cm" svg:y="10.836cm" svg:viewBox="0 0 935 2702" draw:points="0,2161 0,0 935,540 935,2702">
              <text:p/>
            </draw:polygon>
            <draw:polygon draw:style-name="gr111" draw:text-style-name="P4" draw:layer="layout" svg:width="1.225cm" svg:height="0.701cm" svg:x="7.985cm" svg:y="10.62cm" svg:viewBox="0 0 1226 702" draw:points="1122,702 0,54 104,0 1226,648">
              <text:p/>
            </draw:polygon>
            <draw:polygon draw:style-name="gr112" draw:text-style-name="P14" draw:layer="layout" svg:width="0.103cm" svg:height="2.431cm" svg:x="9.107cm" svg:y="11.268cm" svg:viewBox="0 0 104 2432" draw:points="0,2432 0,54 104,0 104,2378">
              <text:p/>
            </draw:polygon>
            <draw:polygon draw:style-name="gr113" draw:text-style-name="P5" draw:layer="layout" svg:width="1.225cm" svg:height="3.079cm" svg:x="7.985cm" svg:y="10.62cm" svg:viewBox="0 0 1226 3080" draw:points="104,0 1226,648 1226,3026 1122,3080 0,2432 0,54">
              <text:p/>
            </draw:polygon>
          </draw:g>
        </draw:g>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114" draw:text-style-name="P1" draw:layer="layout" svg:width="1.132cm" svg:height="0.87cm" svg:x="11.297cm" svg:y="7.431cm" svg:viewBox="0 0 1133 871" svg:d="M0 871c282 0 1133-233 1133-464 0-233-411-407-617-407 0 174-516 638-516 871z">
            <text:p/>
          </draw:path>
          <draw:g>
            <draw:polygon draw:style-name="gr115" draw:text-style-name="P17" draw:layer="layout" svg:width="3.089cm" svg:height="4.064cm" svg:x="8.208cm" svg:y="4.237cm" svg:viewBox="0 0 3090 4065" draw:points="0,2323 0,0 3090,1742 3090,4065">
              <text:p/>
            </draw:polygon>
            <draw:line draw:style-name="gr116" draw:text-style-name="P6" draw:layer="layout" svg:x1="8.208cm" svg:y1="5.979cm" svg:x2="11.298cm" svg:y2="7.721cm">
              <text:p/>
            </draw:line>
            <draw:line draw:style-name="gr117" draw:text-style-name="P6" draw:layer="layout" svg:x1="8.208cm" svg:y1="5.399cm" svg:x2="11.298cm" svg:y2="7.141cm">
              <text:p/>
            </draw:line>
            <draw:line draw:style-name="gr118" draw:text-style-name="P6" draw:layer="layout" svg:x1="8.208cm" svg:y1="4.818cm" svg:x2="11.298cm" svg:y2="6.56cm">
              <text:p/>
            </draw:line>
            <draw:line draw:style-name="gr119" draw:text-style-name="P6" draw:layer="layout" svg:x1="9.238cm" svg:y1="5.979cm" svg:x2="9.238cm" svg:y2="6.56cm">
              <text:p/>
            </draw:line>
            <draw:line draw:style-name="gr120" draw:text-style-name="P6" draw:layer="layout" svg:x1="10.267cm" svg:y1="5.399cm" svg:x2="10.267cm" svg:y2="5.98cm">
              <text:p/>
            </draw:line>
            <draw:line draw:style-name="gr121" draw:text-style-name="P6" draw:layer="layout" svg:x1="10.783cm" svg:y1="7.431cm" svg:x2="10.783cm" svg:y2="8.012cm">
              <text:p/>
            </draw:line>
            <draw:line draw:style-name="gr122" draw:text-style-name="P6" draw:layer="layout" svg:x1="9.753cm" svg:y1="6.85cm" svg:x2="9.753cm" svg:y2="7.431cm">
              <text:p/>
            </draw:line>
            <draw:line draw:style-name="gr123" draw:text-style-name="P6" draw:layer="layout" svg:x1="8.724cm" svg:y1="6.27cm" svg:x2="8.724cm" svg:y2="6.851cm">
              <text:p/>
            </draw:line>
            <draw:line draw:style-name="gr124" draw:text-style-name="P6" draw:layer="layout" svg:x1="9.238cm" svg:y1="4.818cm" svg:x2="9.238cm" svg:y2="5.399cm">
              <text:p/>
            </draw:line>
            <draw:line draw:style-name="gr125" draw:text-style-name="P6" draw:layer="layout" svg:x1="9.753cm" svg:y1="5.689cm" svg:x2="9.753cm" svg:y2="6.27cm">
              <text:p/>
            </draw:line>
            <draw:line draw:style-name="gr126" draw:text-style-name="P6" draw:layer="layout" svg:x1="10.267cm" svg:y1="6.56cm" svg:x2="10.267cm" svg:y2="7.141cm">
              <text:p/>
            </draw:line>
            <draw:line draw:style-name="gr127" draw:text-style-name="P6" draw:layer="layout" svg:x1="10.783cm" svg:y1="6.27cm" svg:x2="10.783cm" svg:y2="6.851cm">
              <text:p/>
            </draw:line>
            <draw:line draw:style-name="gr128" draw:text-style-name="P6" draw:layer="layout" svg:x1="8.724cm" svg:y1="5.108cm" svg:x2="8.724cm" svg:y2="5.689cm">
              <text:p/>
            </draw:line>
            <draw:polygon draw:style-name="gr129" draw:text-style-name="P18" draw:layer="layout" svg:width="0.515cm" svg:height="2.612cm" svg:x="11.297cm" svg:y="5.689cm" svg:viewBox="0 0 516 2613" draw:points="0,2613 0,290 516,0 516,2323">
              <text:p/>
            </draw:polygon>
            <draw:polygon draw:style-name="gr130" draw:text-style-name="P19" draw:layer="layout" svg:width="3.603cm" svg:height="2.031cm" svg:x="8.208cm" svg:y="3.947cm" svg:viewBox="0 0 3604 2032" draw:points="3090,2032 0,290 516,0 3604,1742">
              <text:p/>
            </draw:polygon>
            <draw:line draw:style-name="gr131" draw:text-style-name="P6" draw:layer="layout" svg:x1="10.267cm" svg:y1="5.398cm" svg:x2="10.783cm" svg:y2="5.108cm">
              <text:p/>
            </draw:line>
            <draw:line draw:style-name="gr132" draw:text-style-name="P6" draw:layer="layout" svg:x1="11.297cm" svg:y1="6.56cm" svg:x2="11.813cm" svg:y2="6.27cm">
              <text:p/>
            </draw:line>
            <draw:line draw:style-name="gr133" draw:text-style-name="P6" draw:layer="layout" svg:x1="11.297cm" svg:y1="7.14cm" svg:x2="11.813cm" svg:y2="6.85cm">
              <text:p/>
            </draw:line>
            <draw:line draw:style-name="gr134" draw:text-style-name="P6" draw:layer="layout" svg:x1="11.297cm" svg:y1="7.721cm" svg:x2="11.813cm" svg:y2="7.431cm">
              <text:p/>
            </draw:line>
            <draw:line draw:style-name="gr135" draw:text-style-name="P6" draw:layer="layout" svg:x1="9.238cm" svg:y1="4.818cm" svg:x2="9.754cm" svg:y2="4.528cm">
              <text:p/>
            </draw:line>
            <draw:polygon draw:style-name="gr136" draw:text-style-name="P5" draw:layer="layout" svg:width="3.603cm" svg:height="4.354cm" svg:x="8.208cm" svg:y="3.947cm" svg:viewBox="0 0 3604 4355" draw:points="516,0 3604,1742 3604,4065 3090,4355 0,2613 0,290">
              <text:p/>
            </draw:polygon>
          </draw:g>
        </draw:g>
        <draw:g>
          <draw:glue-point draw:id="4" svg:x="-4.497cm" svg:y="-5cm"/>
          <draw:glue-point draw:id="5" svg:x="-4.247cm" svg:y="-5cm"/>
          <draw:glue-point draw:id="6" svg:x="-3.997cm" svg:y="-5cm"/>
          <draw:glue-point draw:id="7" svg:x="-3.748cm" svg:y="-5cm"/>
          <draw:glue-point draw:id="8" svg:x="-3.498cm" svg:y="-5cm"/>
          <draw:glue-point draw:id="9" svg:x="-3.248cm" svg:y="-5cm"/>
          <draw:glue-point draw:id="10" svg:x="-2.998cm" svg:y="-5cm"/>
          <draw:glue-point draw:id="11" svg:x="-2.748cm" svg:y="-5cm"/>
          <draw:glue-point draw:id="12" svg:x="-2.498cm" svg:y="-5cm"/>
          <draw:glue-point draw:id="13" svg:x="-2.248cm" svg:y="-5cm"/>
          <draw:glue-point draw:id="14" svg:x="-1.998cm" svg:y="-5cm"/>
          <draw:glue-point draw:id="15" svg:x="-1.748cm" svg:y="-5cm"/>
          <draw:glue-point draw:id="16" svg:x="-1.498cm" svg:y="-5cm"/>
          <draw:glue-point draw:id="17" svg:x="-1.248cm" svg:y="-5cm"/>
          <draw:glue-point draw:id="18" svg:x="-0.998cm" svg:y="-5cm"/>
          <draw:glue-point draw:id="19" svg:x="-0.748cm" svg:y="-5cm"/>
          <draw:glue-point draw:id="20" svg:x="-0.498cm" svg:y="-5cm"/>
          <draw:glue-point draw:id="21" svg:x="-0.248cm" svg:y="-5cm"/>
          <draw:glue-point draw:id="22" svg:x="0.251cm" svg:y="-5cm"/>
          <draw:glue-point draw:id="23" svg:x="0.501cm" svg:y="-5cm"/>
          <draw:glue-point draw:id="24" svg:x="0.751cm" svg:y="-5cm"/>
          <draw:glue-point draw:id="25" svg:x="1.001cm" svg:y="-5cm"/>
          <draw:glue-point draw:id="26" svg:x="1.251cm" svg:y="-5cm"/>
          <draw:glue-point draw:id="27" svg:x="1.501cm" svg:y="-5cm"/>
          <draw:glue-point draw:id="28" svg:x="1.751cm" svg:y="-5cm"/>
          <draw:glue-point draw:id="29" svg:x="2.001cm" svg:y="-5cm"/>
          <draw:glue-point draw:id="30" svg:x="2.251cm" svg:y="-5cm"/>
          <draw:glue-point draw:id="31" svg:x="2.501cm" svg:y="-5cm"/>
          <draw:glue-point draw:id="32" svg:x="2.751cm" svg:y="-5cm"/>
          <draw:glue-point draw:id="33" svg:x="3.001cm" svg:y="-5cm"/>
          <draw:glue-point draw:id="34" svg:x="3.25cm" svg:y="-5cm"/>
          <draw:glue-point draw:id="35" svg:x="3.5cm" svg:y="-5cm"/>
          <draw:glue-point draw:id="36" svg:x="3.75cm" svg:y="-5cm"/>
          <draw:glue-point draw:id="37" svg:x="4cm" svg:y="-5cm"/>
          <draw:glue-point draw:id="38" svg:x="4.25cm" svg:y="-5cm"/>
          <draw:glue-point draw:id="39" svg:x="4.5cm" svg:y="-5cm"/>
          <draw:glue-point draw:id="40" svg:x="4.5cm" svg:y="5cm"/>
          <draw:glue-point draw:id="41" svg:x="4.25cm" svg:y="5cm"/>
          <draw:glue-point draw:id="42" svg:x="4cm" svg:y="5cm"/>
          <draw:glue-point draw:id="43" svg:x="3.75cm" svg:y="5cm"/>
          <draw:glue-point draw:id="44" svg:x="3.5cm" svg:y="5cm"/>
          <draw:glue-point draw:id="45" svg:x="3.25cm" svg:y="5cm"/>
          <draw:glue-point draw:id="46" svg:x="3.001cm" svg:y="5cm"/>
          <draw:glue-point draw:id="47" svg:x="2.751cm" svg:y="5cm"/>
          <draw:glue-point draw:id="48" svg:x="2.501cm" svg:y="5cm"/>
          <draw:glue-point draw:id="49" svg:x="2.251cm" svg:y="5cm"/>
          <draw:glue-point draw:id="50" svg:x="2.001cm" svg:y="5cm"/>
          <draw:glue-point draw:id="51" svg:x="1.751cm" svg:y="5cm"/>
          <draw:glue-point draw:id="52" svg:x="1.501cm" svg:y="5cm"/>
          <draw:glue-point draw:id="53" svg:x="1.251cm" svg:y="5cm"/>
          <draw:glue-point draw:id="54" svg:x="1.001cm" svg:y="5cm"/>
          <draw:glue-point draw:id="55" svg:x="0.751cm" svg:y="5cm"/>
          <draw:glue-point draw:id="56" svg:x="0.501cm" svg:y="5cm"/>
          <draw:glue-point draw:id="57" svg:x="0.251cm" svg:y="5cm"/>
          <draw:glue-point draw:id="58" svg:x="-0.248cm" svg:y="5cm"/>
          <draw:glue-point draw:id="59" svg:x="-0.498cm" svg:y="5cm"/>
          <draw:glue-point draw:id="60" svg:x="-0.748cm" svg:y="5cm"/>
          <draw:glue-point draw:id="61" svg:x="-0.998cm" svg:y="5cm"/>
          <draw:glue-point draw:id="62" svg:x="-1.248cm" svg:y="5cm"/>
          <draw:glue-point draw:id="63" svg:x="-1.498cm" svg:y="5cm"/>
          <draw:glue-point draw:id="64" svg:x="-1.748cm" svg:y="5cm"/>
          <draw:glue-point draw:id="65" svg:x="-1.998cm" svg:y="5cm"/>
          <draw:glue-point draw:id="66" svg:x="-2.248cm" svg:y="5cm"/>
          <draw:glue-point draw:id="67" svg:x="-2.498cm" svg:y="5cm"/>
          <draw:glue-point draw:id="68" svg:x="-2.748cm" svg:y="5cm"/>
          <draw:glue-point draw:id="69" svg:x="-2.998cm" svg:y="5cm"/>
          <draw:glue-point draw:id="70" svg:x="-3.248cm" svg:y="5cm"/>
          <draw:glue-point draw:id="71" svg:x="-3.498cm" svg:y="5cm"/>
          <draw:glue-point draw:id="72" svg:x="-3.748cm" svg:y="5cm"/>
          <draw:glue-point draw:id="73" svg:x="-3.997cm" svg:y="5cm"/>
          <draw:glue-point draw:id="74" svg:x="-4.247cm" svg:y="5cm"/>
          <draw:glue-point draw:id="75" svg:x="-4.497cm" svg:y="5cm"/>
          <draw:path draw:style-name="gr137" draw:text-style-name="P21" draw:layer="layout" svg:width="4.121cm" svg:height="0.507cm" draw:transform="rotate (0.479791011373241) translate (6.07745978040535cm 8.55102359048421cm)" svg:viewBox="0 0 4122 508" svg:d="M4122 254c0-139-79-254-173-254-1259 0-2517 0-3775 0-95 0-174 115-174 254s79 254 174 254c1258 0 2516 0 3775 0 94 0 173-116 173-254z">
            <text:p text:style-name="P20"><text:span text:style-name="T2">&lt;Network cabling&gt;</text:span></text:p>
          </draw:path>
          <draw:g>
            <draw:glue-point draw:id="4" svg:x="-4.671cm" svg:y="1.536cm"/>
            <draw:glue-point draw:id="5" svg:x="-4.424cm" svg:y="1.361cm"/>
            <draw:glue-point draw:id="6" svg:x="-4.175cm" svg:y="1.19cm"/>
            <draw:glue-point draw:id="7" svg:x="-3.93cm" svg:y="1.02cm"/>
            <draw:glue-point draw:id="8" svg:x="-3.685cm" svg:y="0.849cm"/>
            <draw:glue-point draw:id="9" svg:x="-3.438cm" svg:y="0.674cm"/>
            <draw:glue-point draw:id="10" svg:x="-3.189cm" svg:y="0.504cm"/>
            <draw:glue-point draw:id="11" svg:x="-2.942cm" svg:y="0.329cm"/>
            <draw:glue-point draw:id="12" svg:x="-2.696cm" svg:y="0.158cm"/>
            <draw:glue-point draw:id="13" svg:x="-2.449cm" svg:y="-0.011cm"/>
            <draw:glue-point draw:id="14" svg:x="-2.2cm" svg:y="-0.186cm"/>
            <draw:glue-point draw:id="15" svg:x="-1.953cm" svg:y="-0.357cm"/>
            <draw:glue-point draw:id="16" svg:x="-1.708cm" svg:y="-0.527cm"/>
            <draw:glue-point draw:id="17" svg:x="-1.459cm" svg:y="-0.698cm"/>
            <draw:glue-point draw:id="18" svg:x="-1.212cm" svg:y="-0.873cm"/>
            <draw:glue-point draw:id="19" svg:x="-0.966cm" svg:y="-1.044cm"/>
            <draw:glue-point draw:id="20" svg:x="-0.719cm" svg:y="-1.214cm"/>
            <draw:glue-point draw:id="21" svg:x="-0.47cm" svg:y="-1.389cm"/>
            <draw:glue-point draw:id="22" svg:x="0.019cm" svg:y="-1.73cm"/>
            <draw:glue-point draw:id="23" svg:x="0.267cm" svg:y="-1.901cm"/>
            <draw:glue-point draw:id="24" svg:x="0.514cm" svg:y="-2.072cm"/>
            <draw:glue-point draw:id="25" svg:x="0.761cm" svg:y="-2.246cm"/>
            <draw:glue-point draw:id="26" svg:x="1.008cm" svg:y="-2.417cm"/>
            <draw:glue-point draw:id="27" svg:x="1.255cm" svg:y="-2.588cm"/>
            <draw:glue-point draw:id="28" svg:x="1.502cm" svg:y="-2.763cm"/>
            <draw:glue-point draw:id="29" svg:x="1.749cm" svg:y="-2.933cm"/>
            <draw:glue-point draw:id="30" svg:x="1.997cm" svg:y="-3.108cm"/>
            <draw:glue-point draw:id="31" svg:x="2.244cm" svg:y="-3.279cm"/>
            <draw:glue-point draw:id="32" svg:x="2.491cm" svg:y="-3.449cm"/>
            <draw:glue-point draw:id="33" svg:x="2.738cm" svg:y="-3.624cm"/>
            <draw:glue-point draw:id="34" svg:x="2.983cm" svg:y="-3.795cm"/>
            <draw:glue-point draw:id="35" svg:x="3.232cm" svg:y="-3.965cm"/>
            <draw:glue-point draw:id="36" svg:x="3.478cm" svg:y="-4.136cm"/>
            <draw:glue-point draw:id="37" svg:x="3.725cm" svg:y="-4.311cm"/>
            <draw:glue-point draw:id="38" svg:x="3.972cm" svg:y="-4.481cm"/>
            <draw:glue-point draw:id="39" svg:x="4.221cm" svg:y="-4.652cm"/>
            <draw:glue-point draw:id="40" svg:x="4.675cm" svg:y="-1.536cm"/>
            <draw:glue-point draw:id="41" svg:x="4.428cm" svg:y="-1.365cm"/>
            <draw:glue-point draw:id="42" svg:x="4.179cm" svg:y="-1.19cm"/>
            <draw:glue-point draw:id="43" svg:x="3.932cm" svg:y="-1.02cm"/>
            <draw:glue-point draw:id="44" svg:x="3.687cm" svg:y="-0.849cm"/>
            <draw:glue-point draw:id="45" svg:x="3.439cm" svg:y="-0.674cm"/>
            <draw:glue-point draw:id="46" svg:x="3.192cm" svg:y="-0.504cm"/>
            <draw:glue-point draw:id="47" svg:x="2.945cm" svg:y="-0.333cm"/>
            <draw:glue-point draw:id="48" svg:x="2.698cm" svg:y="-0.162cm"/>
            <draw:glue-point draw:id="49" svg:x="2.451cm" svg:y="0.011cm"/>
            <draw:glue-point draw:id="50" svg:x="2.204cm" svg:y="0.182cm"/>
            <draw:glue-point draw:id="51" svg:x="1.957cm" svg:y="0.353cm"/>
            <draw:glue-point draw:id="52" svg:x="1.709cm" svg:y="0.527cm"/>
            <draw:glue-point draw:id="53" svg:x="1.462cm" svg:y="0.698cm"/>
            <draw:glue-point draw:id="54" svg:x="1.215cm" svg:y="0.869cm"/>
            <draw:glue-point draw:id="55" svg:x="0.968cm" svg:y="1.044cm"/>
            <draw:glue-point draw:id="56" svg:x="0.723cm" svg:y="1.214cm"/>
            <draw:glue-point draw:id="57" svg:x="0.474cm" svg:y="1.385cm"/>
            <draw:glue-point draw:id="58" svg:x="-0.016cm" svg:y="1.726cm"/>
            <draw:glue-point draw:id="59" svg:x="-0.265cm" svg:y="1.901cm"/>
            <draw:glue-point draw:id="60" svg:x="-0.512cm" svg:y="2.072cm"/>
            <draw:glue-point draw:id="61" svg:x="-0.757cm" svg:y="2.242cm"/>
            <draw:glue-point draw:id="62" svg:x="-1.004cm" svg:y="2.417cm"/>
            <draw:glue-point draw:id="63" svg:x="-1.253cm" svg:y="2.588cm"/>
            <draw:glue-point draw:id="64" svg:x="-1.499cm" svg:y="2.759cm"/>
            <draw:glue-point draw:id="65" svg:x="-1.746cm" svg:y="2.933cm"/>
            <draw:glue-point draw:id="66" svg:x="-1.993cm" svg:y="3.104cm"/>
            <draw:glue-point draw:id="67" svg:x="-2.242cm" svg:y="3.275cm"/>
            <draw:glue-point draw:id="68" svg:x="-2.487cm" svg:y="3.449cm"/>
            <draw:glue-point draw:id="69" svg:x="-2.734cm" svg:y="3.62cm"/>
            <draw:glue-point draw:id="70" svg:x="-2.982cm" svg:y="3.791cm"/>
            <draw:glue-point draw:id="71" svg:x="-3.23cm" svg:y="3.965cm"/>
            <draw:glue-point draw:id="72" svg:x="-3.476cm" svg:y="4.136cm"/>
            <draw:glue-point draw:id="73" svg:x="-3.721cm" svg:y="4.307cm"/>
            <draw:glue-point draw:id="74" svg:x="-3.97cm" svg:y="4.477cm"/>
            <draw:glue-point draw:id="75" svg:x="-4.217cm" svg:y="4.652cm"/>
            <draw:path draw:style-name="gr138" draw:text-style-name="P21" draw:layer="layout" svg:width="3.718cm" svg:height="0.419cm" draw:transform="skewX (-0.165108147238664) rotate (0.234223185617639) translate (11.5663243920063cm 6.00483244914583cm)" svg:viewBox="0 0 3719 420" svg:d="M3719 210c-1-115-72-210-157-210-1136 0-2270 0-3406 0-85 0-156 95-156 210s72 210 158 210c1135 0 2270 0 3405 0 85 0 156-96 156-210z">
              <text:p text:style-name="P20"><text:span text:style-name="T2">&lt;Network Cabling&gt;</text:span></text:p>
            </draw:path>
            <draw:path draw:style-name="gr139" draw:text-style-name="P22" draw:layer="layout" svg:width="3.717cm" svg:height="0.419cm" draw:transform="skewX (-0.165108147238664) rotate (0.234223185617639) translate (11.5668802505757cm 6.00468526712071cm)" svg:viewBox="0 0 3718 420" svg:d="M3718 210c0-115-72-210-157-210s-156 95-156 210c1 115 72 210 157 210 86 0 156-96 156-210zM3717 0zM0 420z">
              <text:p/>
            </draw:path>
          </draw:g>
        </draw:g>
        <draw:g>
          <draw:glue-point draw:id="4" svg:x="-4.645cm" svg:y="0.618cm"/>
          <draw:glue-point draw:id="5" svg:x="-4.399cm" svg:y="0.476cm"/>
          <draw:glue-point draw:id="6" svg:x="-4.15cm" svg:y="0.324cm"/>
          <draw:glue-point draw:id="7" svg:x="-3.903cm" svg:y="0.172cm"/>
          <draw:glue-point draw:id="8" svg:x="-3.656cm" svg:y="0.03cm"/>
          <draw:glue-point draw:id="9" svg:x="-3.407cm" svg:y="-0.121cm"/>
          <draw:glue-point draw:id="10" svg:x="-3.161cm" svg:y="-0.263cm"/>
          <draw:glue-point draw:id="11" svg:x="-2.909cm" svg:y="-0.415cm"/>
          <draw:glue-point draw:id="12" svg:x="-2.665cm" svg:y="-0.557cm"/>
          <draw:glue-point draw:id="13" svg:x="-2.416cm" svg:y="-0.709cm"/>
          <draw:glue-point draw:id="14" svg:x="-2.169cm" svg:y="-0.851cm"/>
          <draw:glue-point draw:id="15" svg:x="-1.923cm" svg:y="-0.993cm"/>
          <draw:glue-point draw:id="16" svg:x="-1.674cm" svg:y="-1.146cm"/>
          <draw:glue-point draw:id="17" svg:x="-1.424cm" svg:y="-1.288cm"/>
          <draw:glue-point draw:id="18" svg:x="-1.175cm" svg:y="-1.44cm"/>
          <draw:glue-point draw:id="19" svg:x="-0.931cm" svg:y="-1.592cm"/>
          <draw:glue-point draw:id="20" svg:x="-0.679cm" svg:y="-1.734cm"/>
          <draw:glue-point draw:id="21" svg:x="-0.433cm" svg:y="-1.886cm"/>
          <draw:glue-point draw:id="22" svg:x="0.057cm" svg:y="-2.18cm"/>
          <draw:glue-point draw:id="23" svg:x="0.306cm" svg:y="-2.332cm"/>
          <draw:glue-point draw:id="24" svg:x="0.552cm" svg:y="-2.474cm"/>
          <draw:glue-point draw:id="25" svg:x="0.799cm" svg:y="-2.626cm"/>
          <draw:glue-point draw:id="26" svg:x="1.051cm" svg:y="-2.768cm"/>
          <draw:glue-point draw:id="27" svg:x="1.297cm" svg:y="-2.92cm"/>
          <draw:glue-point draw:id="28" svg:x="1.541cm" svg:y="-3.073cm"/>
          <draw:glue-point draw:id="29" svg:x="1.79cm" svg:y="-3.215cm"/>
          <draw:glue-point draw:id="30" svg:x="2.039cm" svg:y="-3.367cm"/>
          <draw:glue-point draw:id="31" svg:x="2.289cm" svg:y="-3.509cm"/>
          <draw:glue-point draw:id="32" svg:x="2.535cm" svg:y="-3.661cm"/>
          <draw:glue-point draw:id="33" svg:x="2.784cm" svg:y="-3.803cm"/>
          <draw:glue-point draw:id="34" svg:x="3.031cm" svg:y="-3.955cm"/>
          <draw:glue-point draw:id="35" svg:x="3.277cm" svg:y="-4.107cm"/>
          <draw:glue-point draw:id="36" svg:x="3.527cm" svg:y="-4.249cm"/>
          <draw:glue-point draw:id="37" svg:x="3.773cm" svg:y="-4.401cm"/>
          <draw:glue-point draw:id="38" svg:x="4.022cm" svg:y="-4.543cm"/>
          <draw:glue-point draw:id="39" svg:x="4.271cm" svg:y="-4.695cm"/>
          <draw:glue-point draw:id="40" svg:x="4.65cm" svg:y="-0.618cm"/>
          <draw:glue-point draw:id="41" svg:x="4.404cm" svg:y="-0.486cm"/>
          <draw:glue-point draw:id="42" svg:x="4.155cm" svg:y="-0.324cm"/>
          <draw:glue-point draw:id="43" svg:x="3.906cm" svg:y="-0.182cm"/>
          <draw:glue-point draw:id="44" svg:x="3.662cm" svg:y="-0.03cm"/>
          <draw:glue-point draw:id="45" svg:x="3.412cm" svg:y="0.121cm"/>
          <draw:glue-point draw:id="46" svg:x="3.166cm" svg:y="0.263cm"/>
          <draw:glue-point draw:id="47" svg:x="2.914cm" svg:y="0.415cm"/>
          <draw:glue-point draw:id="48" svg:x="2.668cm" svg:y="0.557cm"/>
          <draw:glue-point draw:id="49" svg:x="2.418cm" svg:y="0.709cm"/>
          <draw:glue-point draw:id="50" svg:x="2.172cm" svg:y="0.851cm"/>
          <draw:glue-point draw:id="51" svg:x="1.928cm" svg:y="0.993cm"/>
          <draw:glue-point draw:id="52" svg:x="1.676cm" svg:y="1.146cm"/>
          <draw:glue-point draw:id="53" svg:x="1.43cm" svg:y="1.288cm"/>
          <draw:glue-point draw:id="54" svg:x="1.18cm" svg:y="1.44cm"/>
          <draw:glue-point draw:id="55" svg:x="0.934cm" svg:y="1.592cm"/>
          <draw:glue-point draw:id="56" svg:x="0.685cm" svg:y="1.734cm"/>
          <draw:glue-point draw:id="57" svg:x="0.438cm" svg:y="1.886cm"/>
          <draw:glue-point draw:id="58" svg:x="-0.051cm" svg:y="2.17cm"/>
          <draw:glue-point draw:id="59" svg:x="-0.301cm" svg:y="2.332cm"/>
          <draw:glue-point draw:id="60" svg:x="-0.55cm" svg:y="2.464cm"/>
          <draw:glue-point draw:id="61" svg:x="-0.794cm" svg:y="2.616cm"/>
          <draw:glue-point draw:id="62" svg:x="-1.045cm" svg:y="2.768cm"/>
          <draw:glue-point draw:id="63" svg:x="-1.292cm" svg:y="2.92cm"/>
          <draw:glue-point draw:id="64" svg:x="-1.539cm" svg:y="3.052cm"/>
          <draw:glue-point draw:id="65" svg:x="-1.785cm" svg:y="3.215cm"/>
          <draw:glue-point draw:id="66" svg:x="-2.034cm" svg:y="3.367cm"/>
          <draw:glue-point draw:id="67" svg:x="-2.283cm" svg:y="3.509cm"/>
          <draw:glue-point draw:id="68" svg:x="-2.53cm" svg:y="3.661cm"/>
          <draw:glue-point draw:id="69" svg:x="-2.779cm" svg:y="3.793cm"/>
          <draw:glue-point draw:id="70" svg:x="-3.028cm" svg:y="3.955cm"/>
          <draw:glue-point draw:id="71" svg:x="-3.275cm" svg:y="4.107cm"/>
          <draw:glue-point draw:id="72" svg:x="-3.524cm" svg:y="4.249cm"/>
          <draw:glue-point draw:id="73" svg:x="-3.768cm" svg:y="4.401cm"/>
          <draw:glue-point draw:id="74" svg:x="-4.017cm" svg:y="4.543cm"/>
          <draw:glue-point draw:id="75" svg:x="-4.266cm" svg:y="4.695cm"/>
          <draw:path draw:style-name="gr140" draw:text-style-name="P21" draw:layer="layout" svg:width="4.155cm" svg:height="0.419cm" draw:transform="skewX (-0.234223185617639) rotate (0.141022603561142) translate (18.0610150154315cm 4.90096403521936cm)" svg:viewBox="0 0 4156 420" svg:d="M4156 210c0-115-79-210-174-210-1269 0-2538 0-3807 0-95 0-175 95-175 210s80 210 175 210c1269 0 2538 0 3807 0 95 0 174-95 174-210z">
            <text:p text:style-name="P20"><text:span text:style-name="T2">&lt;Network Cabling&gt;</text:span></text:p>
          </draw:path>
          <draw:path draw:style-name="gr141" draw:text-style-name="P22" draw:layer="layout" svg:width="4.155cm" svg:height="0.419cm" draw:transform="skewX (-0.234223185617639) rotate (0.141022603561142) translate (18.0610745590684cm 4.9011697761631cm)" svg:viewBox="0 0 4156 420" svg:d="M4156 210c0-115-79-210-174-210-96 0-175 95-175 210s79 210 175 210c95 0 174-96 174-210zM4156 0zM0 420z">
            <text:p/>
          </draw:path>
        </draw:g>
        <draw:g>
          <draw:glue-point draw:id="4" svg:x="-4.929cm" svg:y="4.358cm"/>
          <draw:glue-point draw:id="5" svg:x="-4.782cm" svg:y="4.113cm"/>
          <draw:glue-point draw:id="6" svg:x="-4.627cm" svg:y="3.866cm"/>
          <draw:glue-point draw:id="7" svg:x="-4.473cm" svg:y="3.623cm"/>
          <draw:glue-point draw:id="8" svg:x="-4.318cm" svg:y="3.376cm"/>
          <draw:glue-point draw:id="9" svg:x="-4.163cm" svg:y="3.129cm"/>
          <draw:glue-point draw:id="10" svg:x="-4.001cm" svg:y="2.882cm"/>
          <draw:glue-point draw:id="11" svg:x="-3.854cm" svg:y="2.634cm"/>
          <draw:glue-point draw:id="12" svg:x="-3.699cm" svg:y="2.39cm"/>
          <draw:glue-point draw:id="13" svg:x="-3.544cm" svg:y="2.142cm"/>
          <draw:glue-point draw:id="14" svg:x="-3.382cm" svg:y="1.898cm"/>
          <draw:glue-point draw:id="15" svg:x="-3.242cm" svg:y="1.648cm"/>
          <draw:glue-point draw:id="16" svg:x="-3.08cm" svg:y="1.403cm"/>
          <draw:glue-point draw:id="17" svg:x="-2.918cm" svg:y="1.158cm"/>
          <draw:glue-point draw:id="18" svg:x="-2.77cm" svg:y="0.911cm"/>
          <draw:glue-point draw:id="19" svg:x="-2.616cm" svg:y="0.664cm"/>
          <draw:glue-point draw:id="20" svg:x="-2.453cm" svg:y="0.419cm"/>
          <draw:glue-point draw:id="21" svg:x="-2.299cm" svg:y="0.174cm"/>
          <draw:glue-point draw:id="22" svg:x="-1.997cm" svg:y="-0.317cm"/>
          <draw:glue-point draw:id="23" svg:x="-1.834cm" svg:y="-0.564cm"/>
          <draw:glue-point draw:id="24" svg:x="-1.68cm" svg:y="-0.809cm"/>
          <draw:glue-point draw:id="25" svg:x="-1.54cm" svg:y="-1.053cm"/>
          <draw:glue-point draw:id="26" svg:x="-1.385cm" svg:y="-1.301cm"/>
          <draw:glue-point draw:id="27" svg:x="-1.23cm" svg:y="-1.545cm"/>
          <draw:glue-point draw:id="28" svg:x="-1.075cm" svg:y="-1.79cm"/>
          <draw:glue-point draw:id="29" svg:x="-0.921cm" svg:y="-2.04cm"/>
          <draw:glue-point draw:id="30" svg:x="-0.766cm" svg:y="-2.287cm"/>
          <draw:glue-point draw:id="31" svg:x="-0.611cm" svg:y="-2.529cm"/>
          <draw:glue-point draw:id="32" svg:x="-0.456cm" svg:y="-2.777cm"/>
          <draw:glue-point draw:id="33" svg:x="-0.302cm" svg:y="-3.026cm"/>
          <draw:glue-point draw:id="34" svg:x="-0.154cm" svg:y="-3.269cm"/>
          <draw:glue-point draw:id="35" svg:x="0.007cm" svg:y="-3.516cm"/>
          <draw:glue-point draw:id="36" svg:x="0.162cm" svg:y="-3.763cm"/>
          <draw:glue-point draw:id="37" svg:x="0.316cm" svg:y="-4.01cm"/>
          <draw:glue-point draw:id="38" svg:x="0.471cm" svg:y="-4.255cm"/>
          <draw:glue-point draw:id="39" svg:x="0.626cm" svg:y="-4.502cm"/>
          <draw:glue-point draw:id="40" svg:x="4.929cm" svg:y="-4.365cm"/>
          <draw:glue-point draw:id="41" svg:x="4.782cm" svg:y="-4.118cm"/>
          <draw:glue-point draw:id="42" svg:x="4.627cm" svg:y="-3.868cm"/>
          <draw:glue-point draw:id="43" svg:x="4.473cm" svg:y="-3.623cm"/>
          <draw:glue-point draw:id="44" svg:x="4.318cm" svg:y="-3.379cm"/>
          <draw:glue-point draw:id="45" svg:x="4.163cm" svg:y="-3.129cm"/>
          <draw:glue-point draw:id="46" svg:x="4.008cm" svg:y="-2.884cm"/>
          <draw:glue-point draw:id="47" svg:x="3.854cm" svg:y="-2.639cm"/>
          <draw:glue-point draw:id="48" svg:x="3.699cm" svg:y="-2.395cm"/>
          <draw:glue-point draw:id="49" svg:x="3.544cm" svg:y="-2.145cm"/>
          <draw:glue-point draw:id="50" svg:x="3.389cm" svg:y="-1.898cm"/>
          <draw:glue-point draw:id="51" svg:x="3.242cm" svg:y="-1.653cm"/>
          <draw:glue-point draw:id="52" svg:x="3.087cm" svg:y="-1.406cm"/>
          <draw:glue-point draw:id="53" svg:x="2.925cm" svg:y="-1.158cm"/>
          <draw:glue-point draw:id="54" svg:x="2.77cm" svg:y="-0.911cm"/>
          <draw:glue-point draw:id="55" svg:x="2.623cm" svg:y="-0.666cm"/>
          <draw:glue-point draw:id="56" svg:x="2.461cm" svg:y="-0.424cm"/>
          <draw:glue-point draw:id="57" svg:x="2.306cm" svg:y="-0.177cm"/>
          <draw:glue-point draw:id="58" svg:x="1.989cm" svg:y="0.312cm"/>
          <draw:glue-point draw:id="59" svg:x="1.849cm" svg:y="0.559cm"/>
          <draw:glue-point draw:id="60" svg:x="1.68cm" svg:y="0.809cm"/>
          <draw:glue-point draw:id="61" svg:x="1.54cm" svg:y="1.048cm"/>
          <draw:glue-point draw:id="62" svg:x="1.385cm" svg:y="1.296cm"/>
          <draw:glue-point draw:id="63" svg:x="1.23cm" svg:y="1.545cm"/>
          <draw:glue-point draw:id="64" svg:x="1.083cm" svg:y="1.79cm"/>
          <draw:glue-point draw:id="65" svg:x="0.921cm" svg:y="2.037cm"/>
          <draw:glue-point draw:id="66" svg:x="0.766cm" svg:y="2.285cm"/>
          <draw:glue-point draw:id="67" svg:x="0.619cm" svg:y="2.529cm"/>
          <draw:glue-point draw:id="68" svg:x="0.456cm" svg:y="2.777cm"/>
          <draw:glue-point draw:id="69" svg:x="0.302cm" svg:y="3.024cm"/>
          <draw:glue-point draw:id="70" svg:x="0.154cm" svg:y="3.269cm"/>
          <draw:glue-point draw:id="71" svg:x="-0.007cm" svg:y="3.516cm"/>
          <draw:glue-point draw:id="72" svg:x="-0.154cm" svg:y="3.761cm"/>
          <draw:glue-point draw:id="73" svg:x="-0.316cm" svg:y="4.005cm"/>
          <draw:glue-point draw:id="74" svg:x="-0.471cm" svg:y="4.255cm"/>
          <draw:glue-point draw:id="75" svg:x="-0.619cm" svg:y="4.5cm"/>
          <draw:path draw:style-name="gr142" draw:text-style-name="P21" draw:layer="layout" svg:width="3.478cm" svg:height="0.703cm" draw:transform="skewX (-0.23387411976724) rotate (1.26902889912508) translate (23.5015301029909cm 9.52404361160783cm)" svg:viewBox="0 0 3479 704" svg:d="M3479 352c-1-192-68-352-147-352-1062 0-2124 0-3186 0-80 0-147 160-146 352s68 352 148 352c1062 0 2123 0 3186 0 79 0 145-160 145-352z">
            <text:p text:style-name="P20"><text:span text:style-name="T2">&lt;Network connection&gt;</text:span></text:p>
          </draw:path>
          <draw:path draw:style-name="gr143" draw:text-style-name="P22" draw:layer="layout" svg:width="3.477cm" svg:height="0.703cm" draw:transform="skewX (-0.23387411976724) rotate (1.26902889912508) translate (23.5023130349821cm 9.52315206417617cm)" svg:viewBox="0 0 3478 704" svg:d="M3478 352c-1-192-68-352-147-352-80 0-146 160-146 352 1 192 68 352 148 352 79 0 145-160 145-352zM3477 0zM0 703z">
            <text:p/>
          </draw:path>
        </draw:g>
        <draw:connector draw:style-name="gr144" draw:text-style-name="P23" draw:layer="layout" draw:type="curve" svg:x1="22.272cm" svg:y1="4.685cm" svg:x2="13.301cm" svg:y2="11.207cm" draw:start-shape="id1" draw:end-shape="id2" draw:end-glue-point="1" svg:d="M22272 4685c-6727 0-2242 6522-8971 6522" svg:viewBox="0 0 8972 6523">
          <text:p/>
        </draw:connector>
        <draw:connector draw:style-name="gr145" draw:text-style-name="P23" draw:layer="layout" draw:type="curve" svg:x1="22.272cm" svg:y1="4.685cm" svg:x2="13.382cm" svg:y2="14.922cm" draw:start-shape="id1" draw:end-shape="id3" draw:end-glue-point="1" svg:d="M22272 4685c-6667 0-2223 10237-8890 10237" svg:viewBox="0 0 8891 10238">
          <text:p/>
        </draw:connector>
        <draw:connector draw:style-name="gr146" draw:text-style-name="P23" draw:layer="layout" draw:type="curve" svg:x1="22.272cm" svg:y1="6.261cm" svg:x2="9.491cm" svg:y2="12.16cm" draw:start-shape="id1" draw:start-glue-point="12" draw:end-shape="id4" draw:end-glue-point="1" svg:d="M22272 6261c-9585 0-3195 5899-12781 5899" svg:viewBox="0 0 12782 5900">
          <text:p/>
        </draw:connector>
        <draw:connector draw:style-name="gr147" draw:text-style-name="P23" draw:layer="layout" draw:type="curve" svg:x1="22.967cm" svg:y1="6.66cm" svg:x2="8.856cm" svg:y2="16.287cm" draw:start-shape="id1" draw:start-glue-point="11" draw:end-shape="id5" draw:end-glue-point="1" svg:d="M22967 6660c0 6418-4703 9627-14111 9627" svg:viewBox="0 0 14112 9628">
          <text:p/>
        </draw:connector>
        <draw:connector draw:style-name="gr148" draw:text-style-name="P23" draw:layer="layout" draw:type="curve" svg:x1="22.272cm" svg:y1="4.685cm" svg:x2="5.445cm" svg:y2="14.065cm" draw:start-shape="id1" draw:end-shape="id6" draw:end-glue-point="1" svg:d="M22272 4685c-12619 0-4206 9380-16827 9380" svg:viewBox="0 0 16828 9381">
          <text:p/>
        </draw:connector>
        <draw:custom-shape draw:style-name="gr149" draw:text-style-name="P13" draw:layer="layout" svg:width="3.419cm" svg:height="1.722cm" svg:x="18.145cm" svg:y="7.8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2"><text:span text:style-name="T1">&lt;Wireless Connection&g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666666" draw:end-color="#999999" draw:start-intensity="100%" draw:end-intensity="100%" draw:angle="180deg" draw:border="10%"/>
    <draw:gradient draw:name="Dark_20_Grey_20_Linear_20_T" draw:display-name="Dark Grey Linear T" draw:style="linear" draw:start-color="#333333" draw:end-color="#999999" draw:start-intensity="100%" draw:end-intensity="100%" draw:angle="0deg" draw:border="10%"/>
    <draw:gradient draw:name="Dark_20_Grey_20_Square_20_BR" draw:display-name="Dark Grey Square BR" draw:style="square" draw:cx="30%" draw:cy="30%" draw:start-color="#666666" draw:end-color="#999999" draw:start-intensity="100%" draw:end-intensity="100%" draw:angle="0deg" draw:border="0%"/>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Light_20_Blue_20_Linear_20_L" draw:display-name="Light Blue Linear L" draw:style="linear" draw:start-color="#93d4f0" draw:end-color="#e9f6fc" draw:start-intensity="100%" draw:end-intensity="100%" draw:angle="180deg" draw:border="10%"/>
    <draw:gradient draw:name="Light_20_Red_20_Linear_20_L" draw:display-name="Light Red Linear L" draw:style="linear" draw:start-color="#de8e96" draw:end-color="#f8e8ea" draw:start-intensity="100%" draw:end-intensity="100%" draw:angle="180deg" draw:border="10%"/>
    <draw:gradient draw:name="Light_20_Red_20_Linear_20_T" draw:display-name="Light Red Linear T" draw:style="linear" draw:start-color="#de8e96" draw:end-color="#f8e8ea" draw:start-intensity="100%" draw:end-intensity="100%" draw:angle="0deg" draw:border="10%"/>
    <draw:gradient draw:name="Light_20_Red_20_Square_20_BR" draw:display-name="Light Red Square BR" draw:style="square" draw:cx="30%" draw:cy="30%" draw:start-color="#de8e96" draw:end-color="#f8e8ea" draw:start-intensity="100%" draw:end-intensity="100%" draw:angle="0deg" draw:border="0%"/>
    <draw:gradient draw:name="Shapes" draw:style="rectangular" draw:cx="50%" draw:cy="50%" draw:start-color="#cccccc" draw:end-color="#ffffff" draw:start-intensity="100%" draw:end-intensity="100%" draw:angle="0deg" draw:border="0%"/>
    <draw:gradient draw:name="VRT_20_Light_20_Axial_20_H" draw:display-name="VRT Light Axial H" draw:style="axial" draw:start-color="#7fb9dd" draw:end-color="#0073bc" draw:start-intensity="100%" draw:end-intensity="100%" draw:angle="180deg" draw:border="0%"/>
    <draw:gradient draw:name="VRT_20_Light_20_Axial_20_V" draw:display-name="VRT Light Axial V" draw:style="axial" draw:start-color="#7fb9dd" draw:end-color="#0073bc" draw:start-intensity="100%" draw:end-intensity="100%" draw:angle="0deg" draw:border="0%"/>
    <draw:gradient draw:name="VRT_20_Light_20_Linear_20_T" draw:display-name="VRT Light Linear T" draw:style="linear" draw:start-color="#0073bc" draw:end-color="#7fb9dd" draw:start-intensity="100%" draw:end-intensity="100%" draw:angle="0deg" draw:border="10%"/>
    <draw:gradient draw:name="VRT_20_Light_20_Radial" draw:display-name="VRT Light Radial" draw:style="radial" draw:cx="50%" draw:cy="50%" draw:start-color="#0073bc" draw:end-color="#7fb9dd" draw:start-intensity="100%" draw:end-intensity="100%"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1-22T16:16:24.414000000</meta:creation-date>
    <dc:date>2023-01-22T16:46:47.024000000</dc:date>
    <meta:editing-duration>PT19M48S</meta:editing-duration>
    <meta:editing-cycles>3</meta:editing-cycles>
    <meta:generator>LibreOffice/7.3.7.2$Windows_X86_64 LibreOffice_project/e114eadc50a9ff8d8c8a0567d6da8f454beeb84f</meta:generator>
    <meta:document-statistic meta:object-count="176"/>
  </office:meta>
</office:document-meta>
</file>